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uclid Circular A" svg:font-family="'Euclid Circular A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1e2b" loext:opacity="100%" style:font-name="Euclid Circular A" fo:font-size="10.5pt" fo:letter-spacing="normal" fo:font-style="normal" fo:font-weight="bold"/>
    </style:style>
    <style:style style:name="T1" style:family="text">
      <style:text-properties fo:font-variant="normal" fo:text-transform="none" fo:color="#001e2b" loext:opacity="100%" style:font-name="Euclid Circular A" fo:font-size="10.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ublic Key: </text:span>adsucyom,</text:p>
      <text:p text:style-name="P1">Private Key: 2916555f-e368-4f6a-aa9f-873c95c8971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uclid Circular A" svg:font-family="'Euclid Circular A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3:23:01.807589518</meta:creation-date>
    <dc:date>2025-03-06T13:27:29.163431545</dc:date>
    <meta:editing-duration>PT4M28S</meta:editing-duration>
    <meta:editing-cycles>1</meta:editing-cycles>
    <meta:document-statistic meta:table-count="0" meta:image-count="0" meta:object-count="0" meta:page-count="1" meta:paragraph-count="2" meta:word-count="6" meta:character-count="70" meta:non-whitespace-character-count="66"/>
    <meta:generator>LibreOffice/24.2.7.2$Linux_X86_64 LibreOffice_project/420$Build-2</meta:generator>
  </office:meta>
</office:document-meta>
</file>